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ize="18pt" officeooo:rsid="000a9291" officeooo:paragraph-rsid="000a9291" style:font-size-asian="15.75pt" style:font-size-complex="18pt"/>
    </style:style>
    <style:style style:name="P2" style:family="paragraph" style:parent-style-name="Standard">
      <style:text-properties fo:font-size="12pt" fo:font-weight="bold" officeooo:rsid="000a9291" officeooo:paragraph-rsid="000a9291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officeooo:paragraph-rsid="000a9291" style:font-size-asian="12pt" style:font-size-complex="12pt"/>
    </style:style>
    <style:style style:name="P4" style:family="paragraph" style:parent-style-name="Standard">
      <style:text-properties fo:font-size="12pt" officeooo:rsid="000a9291" officeooo:paragraph-rsid="000a9291" style:font-size-asian="12pt" style:font-size-complex="12pt"/>
    </style:style>
    <style:style style:name="P5" style:family="paragraph" style:parent-style-name="Standard">
      <style:text-properties fo:font-size="12pt" officeooo:rsid="000a9291" officeooo:paragraph-rsid="000a9291" style:font-size-asian="12pt" style:font-size-complex="12pt"/>
    </style:style>
    <style:style style:name="P6" style:family="paragraph" style:parent-style-name="Standard">
      <style:text-properties fo:font-size="12pt" fo:font-weight="bold" officeooo:rsid="000a9291" officeooo:paragraph-rsid="000a9291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9291" style:font-weight-asian="normal" style:font-weight-complex="normal"/>
    </style:style>
    <style:style style:name="T3" style:family="text">
      <style:text-properties fo:font-weight="normal" officeooo:rsid="000c3b54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929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e Radiergummis<text:span text:style-name="T1"> – gumki do zmazywania</text:span></text:p>
      <text:p text:style-name="P2">die Füller<text:span text:style-name="T1"> – wieczne pióra</text:span></text:p>
      <text:p text:style-name="P2">die Schreibtische<text:span text:style-name="T1"> – biurka</text:span></text:p>
      <text:p text:style-name="P2">die Drucker<text:span text:style-name="T1"> – drukarki</text:span></text:p>
      <text:p text:style-name="P2">die Aktenhefter<text:span text:style-name="T1"> – teczki</text:span></text:p>
      <text:p text:style-name="P2">die Kugelschreiber<text:span text:style-name="T1"> – długopisy</text:span></text:p>
      <text:p text:style-name="P3"><text:span text:style-name="T5">die Schränke</text:span><text:span text:style-name="T2"> – szafy</text:span></text:p>
      <text:p text:style-name="P4"><text:span text:style-name="T4">die Bleistifte</text:span><text:span text:style-name="T1"> – ołówki</text:span></text:p>
      <text:p text:style-name="P4"><text:span text:style-name="T4">die Bleistiftspitzer</text:span><text:span text:style-name="T1"> – temperówki</text:span></text:p>
      <text:p text:style-name="P4"><text:span text:style-name="T4">die Computer</text:span><text:span text:style-name="T1"> – komputery</text:span></text:p>
      <text:p text:style-name="P4"><text:span text:style-name="T4">die Klebestifte</text:span><text:span text:style-name="T1"> – kleje w sztyfcie</text:span></text:p>
      <text:p text:style-name="P4"><text:span text:style-name="T4">die Anrufbeantworter</text:span><text:span text:style-name="T1"> – automatyczne sekrekatrki</text:span></text:p>
      <text:p text:style-name="P4"><text:span text:style-name="T4">die Freunde</text:span><text:span text:style-name="T1"> - przyjaciele</text:span></text:p>
      <text:p text:style-name="P4"><text:span text:style-name="T4">die Namen</text:span><text:span text:style-name="T1"> – imiona, nazwiska, nazwy</text:span></text:p>
      <text:p text:style-name="P4"><text:span text:style-name="T4">die Vornamen</text:span><text:span text:style-name="T1"> – imiona</text:span></text:p>
      <text:p text:style-name="P4"><text:span text:style-name="T4">die Nachnamen</text:span><text:span text:style-name="T1"> – nazwiska</text:span></text:p>
      <text:p text:style-name="P4"><text:span text:style-name="T4">die Chefs</text:span><text:span text:style-name="T1"> – szefowie</text:span></text:p>
      <text:p text:style-name="P4"><text:span text:style-name="T4">die Arbeiter</text:span><text:span text:style-name="T1"> – pracownicy</text:span></text:p>
      <text:p text:style-name="P2">die Büroklammern<text:span text:style-name="T1"> – </text:span><text:span text:style-name="T3">spinacz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8pt" officeooo:rsid="000a9291" officeooo:paragraph-rsid="000a9291" style:font-size-asian="15.75pt" style:font-size-complex="1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zeczowniki – rodzaj męski, liczba mnog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5:34:25.929733955</meta:creation-date>
    <dc:date>2019-01-27T17:53:38.229511711</dc:date>
    <meta:editing-duration>PT14M4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71" meta:character-count="564" meta:non-whitespace-character-count="494"/>
  </office:meta>
</office:document-meta>
</file>